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paragraph-rsid="001ac0de"/>
    </style:style>
    <style:style style:name="P2" style:family="paragraph" style:parent-style-name="Standard">
      <style:paragraph-properties fo:text-align="center" style:justify-single-word="false"/>
      <style:text-properties fo:font-size="18pt" officeooo:rsid="0016c7f1" officeooo:paragraph-rsid="0016c7f1" style:font-size-asian="18pt" style:font-size-complex="18pt"/>
    </style:style>
    <style:style style:name="P3" style:family="paragraph" style:parent-style-name="Standard">
      <style:paragraph-properties fo:line-height="200%" fo:text-align="start" style:justify-single-word="false"/>
      <style:text-properties fo:font-size="18pt" officeooo:rsid="003966af" officeooo:paragraph-rsid="003966af" style:font-size-asian="18pt" style:font-size-complex="18pt"/>
    </style:style>
    <style:style style:name="P4" style:family="paragraph" style:parent-style-name="Standard">
      <style:paragraph-properties fo:text-align="center" style:justify-single-word="false"/>
      <style:text-properties fo:font-size="28pt" officeooo:rsid="0016c7f1" officeooo:paragraph-rsid="0016c7f1" style:font-size-asian="28pt" style:font-size-complex="28pt"/>
    </style:style>
    <style:style style:name="P5" style:family="paragraph" style:parent-style-name="Standard">
      <style:paragraph-properties fo:text-align="center" style:justify-single-word="false"/>
      <style:text-properties fo:font-size="32pt" fo:font-weight="bold" officeooo:rsid="0037a6be" officeooo:paragraph-rsid="0037a6be" style:font-size-asian="32pt" style:font-weight-asian="bold" style:font-size-complex="32pt" style:font-weight-complex="bold"/>
    </style:style>
    <style:style style:name="P6" style:family="paragraph" style:parent-style-name="Standard">
      <style:paragraph-properties fo:line-height="200%" fo:text-align="start" style:justify-single-word="false"/>
      <style:text-properties fo:font-size="12pt" fo:font-weight="normal" officeooo:rsid="003966af" officeooo:paragraph-rsid="0016c7f1" style:font-size-asian="12pt" style:font-weight-asian="normal" style:font-size-complex="12pt" style:font-weight-complex="normal"/>
    </style:style>
    <style:style style:name="P7" style:family="paragraph" style:parent-style-name="Standard">
      <style:paragraph-properties fo:line-height="200%" fo:text-align="start" style:justify-single-word="false"/>
      <style:text-properties fo:font-size="12pt" fo:font-weight="bold" officeooo:rsid="003966af" officeooo:paragraph-rsid="003966af" style:font-size-asian="12pt" style:font-weight-asian="bold" style:font-size-complex="12pt" style:font-weight-complex="bold"/>
    </style:style>
    <style:style style:name="P8" style:family="paragraph" style:parent-style-name="Standard">
      <style:paragraph-properties fo:line-height="200%" fo:text-align="start" style:justify-single-word="false" fo:break-before="page"/>
      <style:text-properties fo:font-size="18pt" fo:font-weight="bold" officeooo:rsid="003966af" officeooo:paragraph-rsid="003966af" style:font-size-asian="18pt" style:font-weight-asian="bold" style:font-size-complex="18pt" style:font-weight-complex="bold"/>
    </style:style>
    <style:style style:name="P9" style:family="paragraph" style:parent-style-name="Standard" style:master-page-name="First_20_Page">
      <style:paragraph-properties fo:text-align="center" style:justify-single-word="false" style:page-number="auto"/>
      <style:text-properties fo:font-size="18pt" officeooo:rsid="0016c7f1" officeooo:paragraph-rsid="0016c7f1" style:font-size-asian="18pt" style:font-size-complex="18pt"/>
    </style:style>
    <style:style style:name="P10" style:family="paragraph" style:parent-style-name="Standard">
      <style:paragraph-properties fo:line-height="200%" fo:text-align="start" style:justify-single-word="false"/>
      <style:text-properties fo:font-size="18pt" officeooo:rsid="0016c7f1" officeooo:paragraph-rsid="005678d2" style:font-size-asian="18pt" style:font-size-complex="18pt"/>
    </style:style>
    <style:style style:name="P11" style:family="paragraph" style:parent-style-name="Standard">
      <style:paragraph-properties fo:line-height="200%" fo:text-align="start" style:justify-single-word="false"/>
      <style:text-properties fo:font-size="18pt" officeooo:rsid="003966af" officeooo:paragraph-rsid="003966af" style:font-size-asian="18pt" style:font-size-complex="18pt"/>
    </style:style>
    <style:style style:name="P12" style:family="paragraph" style:parent-style-name="Standard">
      <style:paragraph-properties fo:line-height="200%" fo:text-align="start" style:justify-single-word="false"/>
      <style:text-properties fo:font-size="12pt" fo:font-weight="normal" officeooo:rsid="003966af" officeooo:paragraph-rsid="0016c7f1" style:font-size-asian="12pt" style:font-weight-asian="normal" style:font-size-complex="12pt" style:font-weight-complex="normal"/>
    </style:style>
    <style:style style:name="P13" style:family="paragraph" style:parent-style-name="Standard">
      <style:paragraph-properties fo:line-height="200%" fo:text-align="start" style:justify-single-word="false"/>
      <style:text-properties fo:font-size="12pt" fo:font-weight="bold" officeooo:rsid="005750ff" officeooo:paragraph-rsid="003966af" style:font-size-asian="12pt" style:font-weight-asian="bold" style:font-size-complex="12pt"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2c025e" style:font-size-asian="12pt" style:font-weight-asian="normal" style:font-size-complex="12pt" style:font-weight-complex="normal"/>
    </style:style>
    <style:style style:name="T3" style:family="text">
      <style:text-properties fo:font-size="12pt" fo:font-weight="normal" officeooo:rsid="003d8e4f" style:font-size-asian="12pt" style:font-weight-asian="normal" style:font-size-complex="12pt" style:font-weight-complex="normal"/>
    </style:style>
    <style:style style:name="T4" style:family="text">
      <style:text-properties fo:font-size="12pt" fo:font-weight="normal" officeooo:rsid="003f3f10" style:font-size-asian="12pt" style:font-weight-asian="normal" style:font-size-complex="12pt" style:font-weight-complex="normal"/>
    </style:style>
    <style:style style:name="T5" style:family="text">
      <style:text-properties fo:font-size="12pt" fo:font-weight="normal" officeooo:rsid="00498ff8" style:font-size-asian="12pt" style:font-weight-asian="normal" style:font-size-complex="12pt" style:font-weight-complex="normal"/>
    </style:style>
    <style:style style:name="T6" style:family="text">
      <style:text-properties fo:font-size="12pt" fo:font-weight="normal" officeooo:rsid="004a6391" style:font-size-asian="12pt" style:font-weight-asian="normal" style:font-size-complex="12pt" style:font-weight-complex="normal"/>
    </style:style>
    <style:style style:name="T7" style:family="text">
      <style:text-properties fo:font-size="12pt" fo:font-weight="normal" officeooo:rsid="00522cda" style:font-size-asian="12pt" style:font-weight-asian="normal" style:font-size-complex="12pt" style:font-weight-complex="normal"/>
    </style:style>
    <style:style style:name="T8" style:family="text">
      <style:text-properties fo:font-size="12pt" fo:font-weight="normal" officeooo:rsid="005678d2" style:font-size-asian="12pt" style:font-weight-asian="normal" style:font-size-complex="12pt" style:font-weight-complex="normal"/>
    </style:style>
    <style:style style:name="T9" style:family="text">
      <style:text-properties fo:font-size="12pt" fo:font-weight="normal" officeooo:rsid="0056c218" style:font-size-asian="12pt" style:font-weight-asian="normal" style:font-size-complex="12pt" style:font-weight-complex="normal"/>
    </style:style>
    <style:style style:name="T10" style:family="text">
      <style:text-properties fo:font-size="12pt" fo:font-weight="normal" officeooo:rsid="005750ff" style:font-size-asian="12pt" style:font-weight-asian="normal" style:font-size-complex="12pt" style:font-weight-complex="normal"/>
    </style:style>
    <style:style style:name="T11" style:family="text">
      <style:text-properties fo:font-size="12pt" fo:font-weight="normal" officeooo:rsid="0057d3f8" style:font-size-asian="12pt" style:font-weight-asian="normal" style:font-size-complex="12pt" style:font-weight-complex="normal"/>
    </style:style>
    <style:style style:name="T12" style:family="text">
      <style:text-properties fo:font-size="12pt" style:font-size-asian="12pt" style:font-size-complex="12pt"/>
    </style:style>
    <style:style style:name="T13" style:family="text">
      <style:text-properties fo:font-size="12pt" officeooo:rsid="002c025e" style:font-size-asian="12pt" style:font-size-complex="12pt"/>
    </style:style>
    <style:style style:name="T14" style:family="text">
      <style:text-properties officeooo:rsid="0056049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Programming Assignment <text:span text:style-name="T14">2</text:span>: </text:p>
      <text:p text:style-name="P5">Design Doc</text:p>
      <text:p text:style-name="P2"/>
      <text:p text:style-name="P2"/>
      <text:p text:style-name="P2"/>
      <text:p text:style-name="P2"/>
      <text:p text:style-name="P2"/>
      <text:p text:style-name="P2"/>
      <text:p text:style-name="P2"/>
      <text:p text:style-name="P2"/>
      <text:p text:style-name="P2"/>
      <text:p text:style-name="P2"/>
      <text:p text:style-name="P2">Brandon Dotson</text:p>
      <text:p text:style-name="P2">CS 550-01</text:p>
      <text:p text:style-name="P2"><text:span text:style-name="T14">11</text:span>/<text:span text:style-name="T14">6</text:span>/2017</text:p>
      <text:p text:style-name="P8"><text:span text:style-name="T13">D</text:span><text:span text:style-name="T12">esign Overview</text:span></text:p>
      <text:p text:style-name="P10"><text:span text:style-name="T2"><text:tab/></text:span><text:span text:style-name="T8">The starting point for this programming assignment was the first programming assignment. Given the task of shifting from a centralized indexing server to a decentralized indexing server, I had to figure out a way to manipulate the </text:span><text:span text:style-name="T3">library implement</text:span><text:span text:style-name="T8">ing</text:span><text:span text:style-name="T3"> remote procedure calls, </text:span><text:span text:style-name="T4">rpclib, </text:span><text:span text:style-name="T8">once more</text:span><text:span text:style-name="T3">. </text:span><text:span text:style-name="T8">Using the library’s documentation, I found out it was possibly for a client process to bind to multiple server processes. For this reason, the most important aspect of my implementation was having each peer bind to each of the available servers simultaneous</text:span><text:span text:style-name="T10">ly</text:span><text:span text:style-name="T8">. The only caveat was that the configuration file needed to match the number of servers currently running. If not, all the peers would hang indefinitely.</text:span><text:span text:style-name="T4"> </text:span><text:span text:style-name="T8">By ensuring the configuration file was correct, all of the major groundwork was laid out for the server. The most of the notable changes had to be done on the client-side code. For example, each of the existing cases in my switch statement had to now account for all the other indexing servers. Ideally, this would be done with functions, but the limitations of the rpclib library forced me to resort to the more ungraceful approach of stacking many if-else statements. This means I had to duplicate my code seven times in all situations where my client would have to interact with the servers.</text:span></text:p>
      <text:p text:style-name="P10"><text:span text:style-name="T8"><text:tab/>At the same time, I decided to address a few of the loose ends I had last time. Most notably were the fixes for the “quit” and “close” commands that would be used to close clients and (all) servers respectively. I also fixed some issues I had with the “registry” and “obtain” commands. Unfortunately, I was unable to find a proper way to implement tests for these commands, as the nature of my code conflicted with the basic looping of these commands. Fortunately, the search testing is better than before, and I have even implemented a mo</text:span><text:span text:style-name="T10">re</text:span><text:span text:style-name="T8"> efficient way of running the tests for all the peers at once. This testing relies on a function called “test_init” to delay all the peers long enough for all the rest to run the same test commands together. This results in much less of a hassle when testing the searches. </text:span></text:p>
      <text:p text:style-name="P6"/>
      <text:p text:style-name="P6"/>
      <text:p text:style-name="P13"><text:soft-page-break/>Trade-offs</text:p>
      <text:p text:style-name="P3"><text:span text:style-name="T1"><text:tab/></text:span><text:span text:style-name="T8">There are quite a few </text:span><text:span text:style-name="T10">trade-offs</text:span><text:span text:style-name="T8"> this time. This first one that comes to mind is the IP and port selections. Last time, I allowed the servers to use any IP addresses and ports. In the interest of time and simplicity, I </text:span><text:span text:style-name="T10">hard-coded</text:span><text:span text:style-name="T8"> the same values for the configuration file and the server initialization, though any others would have worked fine had the filestream been programmed to read them.</text:span></text:p>
      <text:p text:style-name="P3"><text:span text:style-name="T8"><text:tab/>Another big </text:span><text:span text:style-name="T10">trade-off</text:span><text:span text:style-name="T8"> comes from how the peers and servers interact. The server does all the remote procedure calls sequentially, so any loops will ca</text:span><text:span text:style-name="T11">u</text:span><text:span text:style-name="T8">se all additional peers to wait. Threads would solve this problem. </text:span><text:span text:style-name="T9">Lastly, I put all my focus on programming the search tests for multiple servers and peers at the cost of the other two tests.</text:span></text:p>
      <text:p text:style-name="P3"><text:span text:style-name="T9"/></text:p>
      <text:p text:style-name="P7">Future improvements or Extensions</text:p>
      <text:p text:style-name="P3"><text:span text:style-name="T1"><text:tab/></text:span><text:span text:style-name="T5">In order to improve on this project, I would focus on </text:span><text:span text:style-name="T9">several missing features. First, I would make sure the server ports (and possibly IP addresses) could be read from the peers’ configuration files. Next, I would program the server to use worker threads, as blocking calls cost the peers a lot of time in some cases. Finally, I would make sure to implement the missing test functions. There </text:span><text:span text:style-name="T11">were</text:span><text:span text:style-name="T9"> also some missing features from before that could be added. For example, the </text:span><text:span text:style-name="T5">full implement</text:span><text:span text:style-name="T9">ation</text:span><text:span text:style-name="T5"> networking capabilities for the peers </text:span><text:span text:style-name="T9">is still missing</text:spa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text-properties officeooo:rsid="0018e877"/>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1ac0d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footer-first>
        <text:p text:style-name="Footer"/>
      </style:footer-first>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30T10:40:23.126952139</meta:creation-date>
    <dc:date>2017-11-06T21:07:52.185236695</dc:date>
    <meta:editing-duration>PT2H44M23S</meta:editing-duration>
    <meta:editing-cycles>49</meta:editing-cycles>
    <meta:generator>LibreOffice/5.1.6.2$Linux_X86_64 LibreOffice_project/10m0$Build-2</meta:generator>
    <meta:document-statistic meta:table-count="0" meta:image-count="0" meta:object-count="0" meta:page-count="3" meta:paragraph-count="13" meta:word-count="601" meta:character-count="3533" meta:non-whitespace-character-count="2938"/>
  </office:meta>
</office:document-meta>
</file>